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193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83.59pt"/>
    </style:style>
    <style:style style:name="co7" style:family="table-column">
      <style:table-column-properties fo:break-before="auto" style:column-width="86.71pt"/>
    </style:style>
    <style:style style:name="co8" style:family="table-column">
      <style:table-column-properties fo:break-before="auto" style:column-width="37.3pt"/>
    </style:style>
    <style:style style:name="co9" style:family="table-column">
      <style:table-column-properties fo:break-before="auto" style:column-width="156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optimistic</text:p>
          </table:table-cell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pessmistic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. Deviantion</text:p>
          </table:table-cell>
          <table:table-cell table:style-name="ce1" office:value-type="string" calcext:value-type="string">
            <text:p>std. Error</text:p>
          </table:table-cell>
          <table:table-cell table:style-name="ce1" office:value-type="string" calcext:value-type="string">
            <text:p>(std. Error)²</text:p>
          </table:table-cell>
          <table:table-cell table:style-name="ce1" office:value-type="string" calcext:value-type="string">
            <text:p>actual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3-Point-Estimat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D2]+4*[.E2]+[.F2])/6" office:value-type="float" office:value="15.3333333333333" calcext:value-type="float">
            <text:p>15.3333333333</text:p>
          </table:table-cell>
          <table:table-cell table:formula="of:=([.F2]-[.D2])/6" office:value-type="float" office:value="1.33333333333333" calcext:value-type="float">
            <text:p>1.3333333333</text:p>
          </table:table-cell>
          <table:table-cell table:formula="of:=[.H2]/SQRT(11)" office:value-type="float" office:value="0.402015126103685" calcext:value-type="float">
            <text:p>0.4020151261</text:p>
          </table:table-cell>
          <table:table-cell table:formula="of:=[.I2]*[.I2]" office:value-type="float" office:value="0.161616161616162" calcext:value-type="float">
            <text:p>0.1616161616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Analyse curve.mat</text:p>
          </table:table-cell>
          <table:table-cell office:value-type="string" calcext:value-type="string">
            <text:p>MATLAB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([.D3]+4*[.E3]+[.F3])/6" office:value-type="float" office:value="31.6666666666667" calcext:value-type="float">
            <text:p>31.6666666667</text:p>
          </table:table-cell>
          <table:table-cell table:formula="of:=([.F3]-[.D3])/6" office:value-type="float" office:value="5" calcext:value-type="float">
            <text:p>5</text:p>
          </table:table-cell>
          <table:table-cell table:formula="of:=[.H3]/SQRT(11)" office:value-type="float" office:value="1.50755672288882" calcext:value-type="float">
            <text:p>1.5075567229</text:p>
          </table:table-cell>
          <table:table-cell table:formula="of:=[.H3]*[.H3]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riving model (driving distance for wheel)</text:p>
          </table:table-cell>
          <table:table-cell office:value-type="string" calcext:value-type="string">
            <text:p>SIMULINK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formula="of:=([.D4]+4*[.E4]+[.F4])/6" office:value-type="float" office:value="45" calcext:value-type="float">
            <text:p>45</text:p>
          </table:table-cell>
          <table:table-cell table:formula="of:=([.F4]-[.D4])/6" office:value-type="float" office:value="5" calcext:value-type="float">
            <text:p>5</text:p>
          </table:table-cell>
          <table:table-cell table:formula="of:=[.H4]/SQRT(11)" office:value-type="float" office:value="1.50755672288882" calcext:value-type="float">
            <text:p>1.5075567229</text:p>
          </table:table-cell>
          <table:table-cell table:formula="of:=[.H4]*[.H4]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Tire pressure monitoring</text:p>
          </table:table-cell>
          <table:table-cell office:value-type="string" calcext:value-type="string">
            <text:p>SIMULINK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formula="of:=([.D5]+4*[.E5]+[.F5])/6" office:value-type="float" office:value="30.8333333333333" calcext:value-type="float">
            <text:p>30.8333333333</text:p>
          </table:table-cell>
          <table:table-cell table:formula="of:=([.F5]-[.D5])/6" office:value-type="float" office:value="4.16666666666667" calcext:value-type="float">
            <text:p>4.1666666667</text:p>
          </table:table-cell>
          <table:table-cell table:formula="of:=[.H5]/SQRT(11)" office:value-type="float" office:value="1.25629726907402" calcext:value-type="float">
            <text:p>1.2562972691</text:p>
          </table:table-cell>
          <table:table-cell table:formula="of:=[.H5]*[.H5]" office:value-type="float" office:value="17.3611111111111" calcext:value-type="float">
            <text:p>17.36111111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Random number generator</text:p>
          </table:table-cell>
          <table:table-cell office:value-type="string" calcext:value-type="string">
            <text:p>MATLAB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formula="of:=([.D6]+4*[.E6]+[.F6])/6" office:value-type="float" office:value="32.5" calcext:value-type="float">
            <text:p>32.5</text:p>
          </table:table-cell>
          <table:table-cell table:formula="of:=([.F6]-[.D6])/6" office:value-type="float" office:value="7.5" calcext:value-type="float">
            <text:p>7.5</text:p>
          </table:table-cell>
          <table:table-cell table:formula="of:=[.H6]/SQRT(11)" office:value-type="float" office:value="2.26133508433323" calcext:value-type="float">
            <text:p>2.2613350843</text:p>
          </table:table-cell>
          <table:table-cell table:formula="of:=[.H6]*[.H6]" office:value-type="float" office:value="56.25" calcext:value-type="float">
            <text:p>56.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Test modell with random number generator</text:p>
          </table:table-cell>
          <table:table-cell office:value-type="string" calcext:value-type="string">
            <text:p>SIMULINK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([.D7]+4*[.E7]+[.F7])/6" office:value-type="float" office:value="35" calcext:value-type="float">
            <text:p>35</text:p>
          </table:table-cell>
          <table:table-cell table:formula="of:=([.F7]-[.D7])/6" office:value-type="float" office:value="5" calcext:value-type="float">
            <text:p>5</text:p>
          </table:table-cell>
          <table:table-cell table:formula="of:=[.H7]/SQRT(11)" office:value-type="float" office:value="1.50755672288882" calcext:value-type="float">
            <text:p>1.5075567229</text:p>
          </table:table-cell>
          <table:table-cell table:formula="of:=[.H7]*[.H7]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Transfer pressure monitoring to ASCET</text:p>
          </table:table-cell>
          <table:table-cell office:value-type="string" calcext:value-type="string">
            <text:p>ASCET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formula="of:=([.D8]+4*[.E8]+[.F8])/6" office:value-type="float" office:value="60" calcext:value-type="float">
            <text:p>60</text:p>
          </table:table-cell>
          <table:table-cell table:formula="of:=([.F8]-[.D8])/6" office:value-type="float" office:value="10" calcext:value-type="float">
            <text:p>10</text:p>
          </table:table-cell>
          <table:table-cell table:formula="of:=[.H8]/SQRT(11)" office:value-type="float" office:value="3.01511344577764" calcext:value-type="float">
            <text:p>3.0151134458</text:p>
          </table:table-cell>
          <table:table-cell table:formula="of:=[.H8]*[.H8]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Unit Test for Pressure Monitoring</text:p>
          </table:table-cell>
          <table:table-cell office:value-type="string" calcext:value-type="string">
            <text:p>ASC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formula="of:=([.D9]+4*[.E9]+[.F9])/6" office:value-type="float" office:value="36.6666666666667" calcext:value-type="float">
            <text:p>36.6666666667</text:p>
          </table:table-cell>
          <table:table-cell table:formula="of:=([.F9]-[.D9])/6" office:value-type="float" office:value="6.66666666666667" calcext:value-type="float">
            <text:p>6.6666666667</text:p>
          </table:table-cell>
          <table:table-cell table:formula="of:=[.H9]/SQRT(11)" office:value-type="float" office:value="2.01007563051842" calcext:value-type="float">
            <text:p>2.0100756305</text:p>
          </table:table-cell>
          <table:table-cell table:formula="of:=[.H9]*[.H9]" office:value-type="float" office:value="44.4444444444444" calcext:value-type="float">
            <text:p>44.44444444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Implement warning function</text:p>
          </table:table-cell>
          <table:table-cell office:value-type="string" calcext:value-type="string">
            <text:p>ASCE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D10]+4*[.E10]+[.F10])/6" office:value-type="float" office:value="20" calcext:value-type="float">
            <text:p>20</text:p>
          </table:table-cell>
          <table:table-cell table:formula="of:=([.F10]-[.D10])/6" office:value-type="float" office:value="3.33333333333333" calcext:value-type="float">
            <text:p>3.3333333333</text:p>
          </table:table-cell>
          <table:table-cell table:formula="of:=[.H10]/SQRT(11)" office:value-type="float" office:value="1.00503781525921" calcext:value-type="float">
            <text:p>1.0050378153</text:p>
          </table:table-cell>
          <table:table-cell table:formula="of:=[.H10]*[.H10]" office:value-type="float" office:value="11.1111111111111" calcext:value-type="float">
            <text:p>11.11111111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Unit Tests for random number generatorr</text:p>
          </table:table-cell>
          <table:table-cell office:value-type="string" calcext:value-type="string">
            <text:p>ASCET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([.D11]+4*[.E11]+[.F11])/6" office:value-type="float" office:value="38.3333333333333" calcext:value-type="float">
            <text:p>38.3333333333</text:p>
          </table:table-cell>
          <table:table-cell table:formula="of:=([.F11]-[.D11])/6" office:value-type="float" office:value="5" calcext:value-type="float">
            <text:p>5</text:p>
          </table:table-cell>
          <table:table-cell table:formula="of:=[.H11]/SQRT(11)" office:value-type="float" office:value="1.50755672288882" calcext:value-type="float">
            <text:p>1.5075567229</text:p>
          </table:table-cell>
          <table:table-cell table:formula="of:=[.H11]*[.H11]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System Test for system</text:p>
          </table:table-cell>
          <table:table-cell office:value-type="string" calcext:value-type="string">
            <text:p>ASCET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formula="of:=([.D12]+4*[.E12]+[.F12])/6" office:value-type="float" office:value="60" calcext:value-type="float">
            <text:p>60</text:p>
          </table:table-cell>
          <table:table-cell table:formula="of:=([.F12]-[.D12])/6" office:value-type="float" office:value="10" calcext:value-type="float">
            <text:p>10</text:p>
          </table:table-cell>
          <table:table-cell table:formula="of:=[.H12]/SQRT(11)" office:value-type="float" office:value="3.01511344577764" calcext:value-type="float">
            <text:p>3.0151134458</text:p>
          </table:table-cell>
          <table:table-cell table:formula="of:=[.H12]*[.H12]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 office:value-type="string" calcext:value-type="string">
            <text:p>Time</text:p>
          </table:table-cell>
          <table:table-cell table:formula="of:=SUM([.K2:.K12])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(project)</text:p>
          </table:table-cell>
          <table:table-cell table:formula="of:=SUM([.G2:.G12])" office:value-type="float" office:value="405.333333333333" calcext:value-type="float">
            <text:p>405.33333333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(project)</text:p>
          </table:table-cell>
          <table:table-cell table:formula="of:=SQRT(SUM([.J2:.J12]))" office:value-type="float" office:value="20.720238483866" calcext:value-type="float">
            <text:p>20.72023848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(project, best)</text:p>
          </table:table-cell>
          <table:table-cell table:formula="of:=[.B14]-2*[.B15]" office:value-type="float" office:value="363.892856365601" calcext:value-type="float">
            <text:p>363.8928563656</text:p>
          </table:table-cell>
          <table:table-cell table:formula="of:=[.B16]/60" office:value-type="float" office:value="6.06488093942669" calcext:value-type="float">
            <text:p>6.064880939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(project, worst)</text:p>
          </table:table-cell>
          <table:table-cell table:formula="of:=[.B14]+2*[.B15]" office:value-type="float" office:value="446.773810301065" calcext:value-type="float">
            <text:p>446.7738103011</text:p>
          </table:table-cell>
          <table:table-cell table:formula="of:=[.B17]/60" office:value-type="float" office:value="7.44623017168442" calcext:value-type="float">
            <text:p>7.44623017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gabe</text:p>
          </table:table-cell>
          <table:table-cell office:value-type="string" calcext:value-type="string">
            <text:p>26. März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8:31:12.339437142</meta:creation-date>
    <dc:date>2019-03-07T13:07:01.058733352</dc:date>
    <meta:editing-duration>PT2H33M43S</meta:editing-duration>
    <meta:editing-cycles>4</meta:editing-cycles>
    <meta:generator>LibreOffice/5.1.6.2$Linux_X86_64 LibreOffice_project/10m0$Build-2</meta:generator>
    <meta:document-statistic meta:table-count="1" meta:cell-count="136" meta:object-count="0"/>
  </office:meta>
</office:document-meta>
</file>